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584cm" table:align="left" style:writing-mode="lr-tb"/>
    </style:style>
    <style:style style:name="Tabla1.A" style:family="table-column">
      <style:table-column-properties style:column-width="3.81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fo:background-color="transparent" fo:padding="0.097cm" fo:border-left="0.018cm solid #000000" fo:border-right="none" fo:border-top="0.018cm solid #000000" fo:border-bottom="0.018cm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018cm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018cm solid #000000" fo:border-right="none" fo:border-top="none" fo:border-bottom="0.018cm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426003966005140504" text:style-name="Outline">
        <text:list-item>
          <text:h text:style-name="P6" text:outline-level="1">Medium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4-12-2018</text:p>
      <text:p text:style-name="Standard"/>
      <text:p text:style-name="P1"/>
      <text:p text:style-name="P1"/>
      <text:list xml:id="list35715597" text:continue-numbering="true" text:style-name="Outline">
        <text:list-item>
          <text:list>
            <text:list-item>
              <text:h text:style-name="P5" text:outline-level="2"/>
            </text:list-item>
          </text:list>
        </text:list-item>
      </text:list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Link</text:p>
          </table:table-cell>
          <table:table-cell table:style-name="Tabla1.B1" office:value-type="string">
            <text:p text:style-name="P3">Descripción</text:p>
          </table:table-cell>
        </table:table-row>
        <table:table-row>
          <table:table-cell table:style-name="Tabla1.A2" office:value-type="string">
            <text:p text:style-name="P1">Animation</text:p>
          </table:table-cell>
          <table:table-cell table:style-name="Tabla1.B2" office:value-type="string">
            <text:p text:style-name="Table_20_Contents"><text:a xlink:type="simple" xlink:href="https://medium.com/@duytq94/facebook-reactions-with-flutter-9019ce8b95b8" text:style-name="Internet_20_link" text:visited-style-name="Visited_20_Internet_20_Link">Reaction con flutter</text:a></text:p>
          </table:table-cell>
        </table:table-row>
        <table:table-row>
          <table:table-cell table:style-name="Tabla1.A2" office:value-type="string">
            <text:p text:style-name="P1">codificaión</text:p>
          </table:table-cell>
          <table:table-cell table:style-name="Tabla1.B2" office:value-type="string">
            <text:p text:style-name="Table_20_Contents"><text:a xlink:type="simple" xlink:href="https://codingwithflutter.com/" text:style-name="Internet_20_link" text:visited-style-name="Visited_20_Internet_20_Link">andreas</text:a></text:p>
          </table:table-cell>
        </table:table-row>
        <table:table-row>
          <table:table-cell table:style-name="Tabla1.A2" office:value-type="string">
            <text:p text:style-name="P1">Compilacion </text:p>
          </table:table-cell>
          <table:table-cell table:style-name="Tabla1.B2" office:value-type="string">
            <text:p text:style-name="Table_20_Contents"><text:a xlink:type="simple" xlink:href="../Múltiples%20variantes" text:style-name="Internet_20_link" text:visited-style-name="Visited_20_Internet_20_Link">MULTIPLES VARIANTE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@afegbua/flutter-thursday-app-dashboard-565df2aab12c" text:style-name="Internet_20_link" text:visited-style-name="Visited_20_Internet_20_Link">dashboard</text:a></text:p>
          </table:table-cell>
        </table:table-row>
        <table:table-row>
          <table:table-cell table:style-name="Tabla1.A2" office:value-type="string">
            <text:p text:style-name="P1">Descripcion</text:p>
          </table:table-cell>
          <table:table-cell table:style-name="Tabla1.B2" office:value-type="string">
            <text:p text:style-name="Table_20_Contents"><text:a xlink:type="simple" xlink:href="https://medium.com/flutter-community/in-plain-english-so-what-the-heck-is-flutter-and-why-is-it-a-big-deal-7a6dc926b34a" text:style-name="Internet_20_link" text:visited-style-name="Visited_20_Internet_20_Link">Palabras simples</text:a></text:p>
            <text:p text:style-name="Table_20_Contents"/>
          </table:table-cell>
        </table:table-row>
        <table:table-row>
          <table:table-cell table:style-name="Tabla1.A2" office:value-type="string">
            <text:p text:style-name="P1">firebase</text:p>
          </table:table-cell>
          <table:table-cell table:style-name="Tabla1.B2" office:value-type="string">
            <text:p text:style-name="Table_20_Contents"><text:a xlink:type="simple" xlink:href="https://medium.com/exploring-android/serving-web-pages-with-firebase-hosting-e8645f1161b5" text:style-name="Internet_20_link" text:visited-style-name="Visited_20_Internet_20_Link">sirviendo páginas web con firebase hosting</text:a></text:p>
          </table:table-cell>
        </table:table-row>
        <table:table-row>
          <table:table-cell table:style-name="Tabla1.A2" office:value-type="string">
            <text:p text:style-name="P1">Sincronis</text:p>
          </table:table-cell>
          <table:table-cell table:style-name="Tabla1.B2" office:value-type="string">
            <text:p text:style-name="Table_20_Contents"><text:a xlink:type="simple" xlink:href="https://medium.com/mindorks/do-it-asynchronously-but-intelligently-35004312c291" text:style-name="Internet_20_link" text:visited-style-name="Visited_20_Internet_20_Link">Sincronia inteligente</text:a></text:p>
          </table:table-cell>
        </table:table-row>
        <table:table-row>
          <table:table-cell table:style-name="Tabla1.A2" office:value-type="string">
            <text:p text:style-name="P1">Sin soporte</text:p>
          </table:table-cell>
          <table:table-cell table:style-name="Tabla1.B2" office:value-type="string">
            <text:p text:style-name="Table_20_Contents"><text:a xlink:type="simple" xlink:href="https://medium.com/flutter-io/flutter-on-raspberry-pi-mostly-from-scratch-2824c5e7dcb1" text:style-name="Internet_20_link" text:visited-style-name="Visited_20_Internet_20_Link">Raspberry</text:a></text:p>
          </table:table-cell>
        </table:table-row>
        <table:table-row>
          <table:table-cell table:style-name="Tabla1.A2" office:value-type="string">
            <text:p text:style-name="P1">sqlite</text:p>
          </table:table-cell>
          <table:table-cell table:style-name="Tabla1.B2" office:value-type="string">
            <text:p text:style-name="Table_20_Contents"><text:a xlink:type="simple" xlink:href="https://medium.com/flutter-community/using-sqlite-in-flutter-187c1a82e8b" text:style-name="Internet_20_link" text:visited-style-name="Visited_20_Internet_20_Link">sqlite en flutter</text:a></text:p>
          </table:table-cell>
        </table:table-row>
        <table:table-row>
          <table:table-cell table:style-name="Tabla1.A2" office:value-type="string">
            <text:p text:style-name="P1">tab</text:p>
          </table:table-cell>
          <table:table-cell table:style-name="Tabla1.B2" office:value-type="string">
            <text:p text:style-name="Table_20_Contents"><text:a xlink:type="simple" xlink:href="https://flutterdoc.com/native-flutter-experiences-tabbed-navigation-a1a2e6d21ac2" text:style-name="Internet_20_link" text:visited-style-name="Visited_20_Internet_20_Link">tab</text:a></text:p>
          </table:table-cell>
        </table:table-row>
        <table:table-row>
          <table:table-cell table:style-name="Tabla1.A2" office:value-type="string">
            <text:p text:style-name="P1">Test</text:p>
          </table:table-cell>
          <table:table-cell table:style-name="Tabla1.B2" office:value-type="string">
            <text:p text:style-name="Table_20_Contents"><text:a xlink:type="simple" xlink:href="https://medium.com/coding-with-flutter/take-your-flutter-tests-to-the-next-level-e2fb15641809" text:style-name="Internet_20_link" text:visited-style-name="Visited_20_Internet_20_Link">Test al siguiente nivel</text:a></text:p>
            <text:p text:style-name="Table_20_Contents"><text:a xlink:type="simple" xlink:href="https://medium.com/@domesticmouse/adding-testing-to-a-flutter-app-8a0b2dd8bcf2" text:style-name="Internet_20_link" text:visited-style-name="Visited_20_Internet_20_Link">agregado test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><text:a xlink:type="simple" xlink:href="https://medium.com/devtrailsio/how-to-become-a-better-software-developer-dd16072c974e" text:style-name="Internet_20_link" text:visited-style-name="Visited_20_Internet_20_Link">Como ser un mejor desarrollador</text:a></text:p>
            <text:p text:style-name="Table_20_Contents"><text:a xlink:type="simple" xlink:href="https://edit.theappbusiness.com/flutter-the-skys-the-limit-84887c8f650d" text:style-name="Internet_20_link" text:visited-style-name="Visited_20_Internet_20_Link">el cielo es el límite</text:a></text:p>
            <text:p text:style-name="Table_20_Contents"><text:a xlink:type="simple" xlink:href="https://medium.com/wordsthatmatter/why-truth-is-james-comey-s-word-of-the-year-726e99434d6c" text:style-name="Internet_20_link" text:visited-style-name="Visited_20_Internet_20_Link">sobre la verdad</text:a></text:p>
            <text:p text:style-name="Table_20_Contents"><text:a xlink:type="simple" xlink:href="https://medium.com/coding-with-flutter/my-2018-year-in-review-with-flutter-3ddb259c1baa" text:style-name="Internet_20_link" text:visited-style-name="Visited_20_Internet_20_Link">2018 de andreas</text:a>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Standard"/>
      <text:p text:style-name="P2"/>
      <text:list xml:id="list3571426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er</meta:initial-creator>
    <meta:editing-cycles>90</meta:editing-cycles>
    <meta:creation-date>2018-03-07T12:45:00</meta:creation-date>
    <dc:date>2019-01-07T15:52:19.06</dc:date>
    <meta:editing-duration>P4DT21H11M17S</meta:editing-duration>
    <meta:generator>OpenOffice/4.1.6$Win32 OpenOffice.org_project/416m1$Build-9790</meta:generator>
    <dc:creator>Máximo Meza</dc:creator>
    <meta:document-statistic meta:table-count="1" meta:image-count="0" meta:object-count="0" meta:page-count="2" meta:paragraph-count="33" meta:word-count="69" meta:character-count="5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